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style:paragraph-properties fo:margin-left="2cm" fo:margin-right="0cm" fo:text-indent="-2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language="zxx" fo:country="none" fo:font-style="italic" fo:font-weight="bold" style:font-size-asian="12pt" style:language-asian="zxx" style:country-asian="none" style:font-style-asian="italic" style:font-weight-asian="bold" style:font-name-complex="Symbol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3.6cm" draw:visible-area-height="6.95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Heading_20_1" text:outline-level="1">Modell</text:h>
      <text:p text:style-name="P1"><draw:frame draw:style-name="fr1" draw:name="Objekt1" text:anchor-type="char" svg:x="0.113cm" svg:y="0.406cm" svg:width="14.168cm" svg:height="7.60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1" text:outline-level="1">Ablauf</text:h>
      <text:h text:style-name="Heading_20_2" text:outline-level="2">Initialisieren Programm</text:h>
      <text:p text:style-name="Funktionen">Main()<text:line-break/>Argumente lesen<text:line-break/>Config lesen<text:line-break/>FibuView Objekt anlegen<text:line-break/>FibuView::run() rufen.</text:p>
      <text:p text:style-name="Funktionen">FibuView::Konstruktor()<text:line-break/>initForms()<text:line-break/>FibuModel setzen, Liste der Fibus aufbauen</text:p>
      <text:p text:style-name="Funktionen">FibuView::StartOpen()<text:line-break/>Fibu von der Liste selektieren<text:line-break/>mFibuModel.openFibu();<text:line-break/>mFibuModel.initModels();</text:p>
      <text:h text:style-name="Heading_20_2" text:outline-level="2"><text:span text:style-name="T2">Öffnen </text:span><text:span text:style-name="T1">einer</text:span><text:span text:style-name="T2"> Fibu</text:span></text:h>
      <text:p text:style-name="Funktionen">Auslöser: Doppelklick auf eine Buchhaltung, oder Menü: open</text:p>
      <text:p text:style-name="Funktionen">FibuView::startOpen();<text:line-break/>Models öffnen, initialisieren</text:p>
      <text:p text:style-name="Funktionen">FibuModel::openFibu()<text:line-break/>überprüft, ob angegebene DB auch eine FibuModel-DB ist</text:p>
      <text:p text:style-name="Funktionen">FibuModel ::mFibuModel.initModels()<text:line-break/>neues Objekt: KtoModel, BngModel<text:line-break/>Beziehungen setzen</text:p>
      <text:p text:style-name="P2"/>
      <text:p text:style-name="Standard"/>
      <text:p text:style-name="Standard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Funktionen" style:family="paragraph" style:parent-style-name="Standard">
      <style:paragraph-properties fo:margin-left="2cm" fo:margin-right="0cm" fo:margin-top="0cm" fo:margin-bottom="0.141cm" fo:text-indent="-2cm" style:auto-text-indent="false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edi Moser</meta:initial-creator>
    <meta:creation-date>1999-09-19T10:42:00</meta:creation-date>
    <dc:creator>Rudolf Moser</dc:creator>
    <dc:date>2017-12-25T16:08:53.76</dc:date>
    <meta:editing-cycles>9</meta:editing-cycles>
    <meta:generator>OpenOffice/4.1.3$Win32 OpenOffice.org_project/413m1$Build-9783</meta:generator>
    <meta:editing-duration>PT4M49S</meta:editing-duration>
    <meta:document-statistic meta:table-count="0" meta:image-count="0" meta:object-count="1" meta:page-count="1" meta:paragraph-count="11" meta:word-count="62" meta:character-count="586"/>
  </office:meta>
</office:document-meta>
</file>